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0165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7429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1.8362in"/>
    </style:style>
    <style:style style:name="co11" style:family="table-column">
      <style:table-column-properties fo:break-before="auto" style:column-width="1.535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0000ff" fo:font-size="12pt" style:font-size-asian="12pt" style:font-size-complex="12pt"/>
    </style:style>
    <style:style style:name="ce4" style:family="table-cell" style:parent-style-name="Default" style:data-style-name="N117"/>
    <style:style style:name="ce5" style:family="table-cell" style:parent-style-name="Default" style:data-style-name="N117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60"/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b80047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1" office:value-type="string" table:number-columns-spanned="5" table:number-rows-spanned="1">
            <text:p>User Manual LPC214x Rev.02 25 July 2006 Section 3.5 Page 98</text:p>
          </table:table-cell>
          <table:covered-table-cell table:number-columns-repeated="4"/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3">
          <table:table-cell table:style-name="ce2" office:value-type="string">
            <text:p>UART0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8"/>
          <table:table-cell table:style-name="ce8" office:value-type="string">
            <text:p>2.0 &lt;= DivAddVal &lt;=15</text:p>
          </table:table-cell>
          <table:table-cell table:style-name="ce8" office:value-type="string">
            <text:p>1.0 &lt; MULVAL &lt;= 15</text:p>
          </table:table-cell>
          <table:table-cell/>
        </table:table-row>
        <table:table-row table:style-name="ro2">
          <table:table-cell table:style-name="ce3" office:value-type="string">
            <text:p>PCLK</text:p>
          </table:table-cell>
          <table:table-cell table:style-name="ce3" office:value-type="string">
            <text:p>Baud</text:p>
          </table:table-cell>
          <table:table-cell table:style-name="ce3" office:value-type="string">
            <text:p>Actual Baud</text:p>
          </table:table-cell>
          <table:table-cell table:style-name="ce3" office:value-type="string">
            <text:p>% error</text:p>
          </table:table-cell>
          <table:table-cell table:style-name="ce3" office:value-type="string">
            <text:p>Divisor</text:p>
          </table:table-cell>
          <table:table-cell table:style-name="ce3" office:value-type="string">
            <text:p>U0DLM</text:p>
          </table:table-cell>
          <table:table-cell table:style-name="ce3" office:value-type="string">
            <text:p>U0DLL</text:p>
          </table:table-cell>
          <table:table-cell table:style-name="ce3" office:value-type="string">
            <text:p>Actual U0DLL (0x)</text:p>
          </table:table-cell>
          <table:table-cell table:style-name="ce3" office:value-type="string">
            <text:p>Actual U0DLL</text:p>
          </table:table-cell>
          <table:table-cell table:style-name="ce3" office:value-type="string">
            <text:p>DivAddVal</text:p>
          </table:table-cell>
          <table:table-cell table:style-name="ce3" office:value-type="string">
            <text:p>MulVal</text:p>
          </table:table-cell>
          <table:table-cell/>
        </table:table-row>
        <table:table-row table:style-name="ro1">
          <table:table-cell office:value-type="float" office:value="48000000">
            <text:p>48.0E+006</text:p>
          </table:table-cell>
          <table:table-cell office:value-type="float" office:value="2400">
            <text:p>2400</text:p>
          </table:table-cell>
          <table:table-cell table:formula="oooc:=[.A9]/(16*FLOOR([.G9];1))" office:value-type="float" office:value="2400">
            <text:p>2400</text:p>
          </table:table-cell>
          <table:table-cell table:formula="oooc:=100 -([.B9]/[.C9]*100)" office:value-type="float" office:value="0">
            <text:p>0</text:p>
          </table:table-cell>
          <table:table-cell table:formula="oooc:=[.A9]/(16*256*[.B9])" office:value-type="float" office:value="4.8828125">
            <text:p>4.88</text:p>
          </table:table-cell>
          <table:table-cell office:value-type="float" office:value="0">
            <text:p>0</text:p>
          </table:table-cell>
          <table:table-cell table:formula="oooc:=[.A9]/(16*[.B9])" office:value-type="float" office:value="1250">
            <text:p>1250</text:p>
          </table:table-cell>
          <table:table-cell table:formula="oooc:=BASE([.I9];16;4)" office:value-type="string" office:string-value="04E2">
            <text:p>04E2</text:p>
          </table:table-cell>
          <table:table-cell table:formula="oooc:=FLOOR([.G9];1)"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000000">
            <text:p>48.0E+006</text:p>
          </table:table-cell>
          <table:table-cell office:value-type="float" office:value="4800">
            <text:p>4800</text:p>
          </table:table-cell>
          <table:table-cell table:formula="oooc:=[.A10]/(16*FLOOR([.G10];1))" office:value-type="float" office:value="4800">
            <text:p>4800</text:p>
          </table:table-cell>
          <table:table-cell table:formula="oooc:=100 -([.B10]/[.C10]*100)" office:value-type="float" office:value="0">
            <text:p>0</text:p>
          </table:table-cell>
          <table:table-cell table:formula="oooc:=[.A10]/(16*256*[.B10])" office:value-type="float" office:value="2.44140625">
            <text:p>2.44</text:p>
          </table:table-cell>
          <table:table-cell office:value-type="float" office:value="0">
            <text:p>0</text:p>
          </table:table-cell>
          <table:table-cell table:formula="oooc:=[.A10]/(16*[.B10])" office:value-type="float" office:value="625">
            <text:p>625</text:p>
          </table:table-cell>
          <table:table-cell table:formula="oooc:=BASE([.I10];16;4)" office:value-type="string" office:string-value="0271">
            <text:p>0271</text:p>
          </table:table-cell>
          <table:table-cell table:formula="oooc:=FLOOR([.G10];1)" office:value-type="float" office:value="625">
            <text:p>625</text:p>
          </table:table-cell>
          <table:table-cell table:number-columns-repeated="3"/>
        </table:table-row>
        <table:table-row table:style-name="ro1">
          <table:table-cell office:value-type="float" office:value="48000000">
            <text:p>48.0E+006</text:p>
          </table:table-cell>
          <table:table-cell office:value-type="float" office:value="9600">
            <text:p>9600</text:p>
          </table:table-cell>
          <table:table-cell table:formula="oooc:=[.A11]/(16*FLOOR([.G11];1))" office:value-type="float" office:value="9615.38461538462">
            <text:p>9615.38</text:p>
          </table:table-cell>
          <table:table-cell table:formula="oooc:=100 -([.B11]/[.C11]*100)" office:value-type="float" office:value="0.159999999999997">
            <text:p>0.16</text:p>
          </table:table-cell>
          <table:table-cell table:formula="oooc:=[.A11]/(16*256*[.B11])" office:value-type="float" office:value="1.220703125">
            <text:p>1.22</text:p>
          </table:table-cell>
          <table:table-cell office:value-type="float" office:value="0">
            <text:p>0</text:p>
          </table:table-cell>
          <table:table-cell table:formula="oooc:=[.A11]/(16*[.B11])" office:value-type="float" office:value="312.5">
            <text:p>312.5</text:p>
          </table:table-cell>
          <table:table-cell table:formula="oooc:=BASE([.I11];16;4)" office:value-type="string" office:string-value="0138">
            <text:p>0138</text:p>
          </table:table-cell>
          <table:table-cell table:formula="oooc:=FLOOR([.G11];1)" office:value-type="float" office:value="312">
            <text:p>312</text:p>
          </table:table-cell>
          <table:table-cell table:number-columns-repeated="3"/>
        </table:table-row>
        <table:table-row table:style-name="ro2">
          <table:table-cell table:style-name="ce5" office:value-type="float" office:value="48000000">
            <text:p>48.0E+006</text:p>
          </table:table-cell>
          <table:table-cell table:style-name="ce7" office:value-type="float" office:value="19200">
            <text:p>19200</text:p>
          </table:table-cell>
          <table:table-cell table:style-name="ce7" table:formula="oooc:=[.A12]/(16*FLOOR([.G12];1))" office:value-type="float" office:value="19230.7692307692">
            <text:p>19230.77</text:p>
          </table:table-cell>
          <table:table-cell table:style-name="ce7" table:formula="oooc:=100 -([.B12]/[.C12]*100)" office:value-type="float" office:value="0.159999999999997">
            <text:p>0.16</text:p>
          </table:table-cell>
          <table:table-cell table:style-name="ce7" table:formula="oooc:=[.A12]/(16*256*[.B12])" office:value-type="float" office:value="0.6103515625">
            <text:p>0.61</text:p>
          </table:table-cell>
          <table:table-cell table:style-name="ce7" office:value-type="float" office:value="0">
            <text:p>0</text:p>
          </table:table-cell>
          <table:table-cell table:style-name="ce7" table:formula="oooc:=[.A12]/(16*[.B12])" office:value-type="float" office:value="156.25">
            <text:p>156.25</text:p>
          </table:table-cell>
          <table:table-cell table:style-name="ce7" table:formula="oooc:=BASE([.I12];16;4)" office:value-type="string" office:string-value="009C">
            <text:p>009C</text:p>
          </table:table-cell>
          <table:table-cell table:style-name="ce7" table:formula="oooc:=FLOOR([.G12];1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float" office:value="48000000">
            <text:p>48.0E+006</text:p>
          </table:table-cell>
          <table:table-cell office:value-type="float" office:value="38400">
            <text:p>38400</text:p>
          </table:table-cell>
          <table:table-cell table:formula="oooc:=[.A13]/(16*FLOOR([.G13];1))" office:value-type="float" office:value="38461.5384615385">
            <text:p>38461.54</text:p>
          </table:table-cell>
          <table:table-cell table:formula="oooc:=100 -([.B13]/[.C13]*100)" office:value-type="float" office:value="0.159999999999997">
            <text:p>0.16</text:p>
          </table:table-cell>
          <table:table-cell table:formula="oooc:=[.A13]/(16*256*[.B13])" office:value-type="float" office:value="0.30517578125">
            <text:p>0.31</text:p>
          </table:table-cell>
          <table:table-cell office:value-type="float" office:value="0">
            <text:p>0</text:p>
          </table:table-cell>
          <table:table-cell table:formula="oooc:=[.A13]/(16*[.B13])" office:value-type="float" office:value="78.125">
            <text:p>78.13</text:p>
          </table:table-cell>
          <table:table-cell table:formula="oooc:=BASE([.I13];16;4)" office:value-type="string" office:string-value="004E">
            <text:p>004E</text:p>
          </table:table-cell>
          <table:table-cell table:formula="oooc:=FLOOR([.G13];1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48000000">
            <text:p>48.0E+006</text:p>
          </table:table-cell>
          <table:table-cell office:value-type="float" office:value="56000">
            <text:p>56000</text:p>
          </table:table-cell>
          <table:table-cell table:formula="oooc:=[.A14]/(16*FLOOR([.G14];1))" office:value-type="float" office:value="56603.7735849057">
            <text:p>56603.77</text:p>
          </table:table-cell>
          <table:table-cell table:formula="oooc:=100 -([.B14]/[.C14]*100)" office:value-type="float" office:value="1.06666666666668">
            <text:p>1.07</text:p>
          </table:table-cell>
          <table:table-cell table:formula="oooc:=[.A14]/(16*256*[.B14])" office:value-type="float" office:value="0.209263392857143">
            <text:p>0.21</text:p>
          </table:table-cell>
          <table:table-cell office:value-type="float" office:value="0">
            <text:p>0</text:p>
          </table:table-cell>
          <table:table-cell table:formula="oooc:=[.A14]/(16*[.B14])" office:value-type="float" office:value="53.5714285714286">
            <text:p>53.57</text:p>
          </table:table-cell>
          <table:table-cell table:formula="oooc:=BASE([.I14];16;4)" office:value-type="string" office:string-value="0035">
            <text:p>0035</text:p>
          </table:table-cell>
          <table:table-cell table:formula="oooc:=FLOOR([.G14];1)" office:value-type="float" office:value="53">
            <text:p>53</text:p>
          </table:table-cell>
          <table:table-cell table:number-columns-repeated="3"/>
        </table:table-row>
        <table:table-row table:style-name="ro2">
          <table:table-cell table:style-name="ce5" office:value-type="float" office:value="48000000">
            <text:p>48.0E+006</text:p>
          </table:table-cell>
          <table:table-cell table:style-name="ce7" office:value-type="float" office:value="115200">
            <text:p>115200</text:p>
          </table:table-cell>
          <table:table-cell table:style-name="ce7" table:formula="oooc:=[.A15]/(16*FLOOR([.G15];1))" office:value-type="float" office:value="115384.615384615">
            <text:p>115384.62</text:p>
          </table:table-cell>
          <table:table-cell table:style-name="ce7" table:formula="oooc:=100 -([.B15]/[.C15]*100)" office:value-type="float" office:value="0.160000000000011">
            <text:p>0.16</text:p>
          </table:table-cell>
          <table:table-cell table:style-name="ce7" table:formula="oooc:=[.A15]/(16*256*[.B15])" office:value-type="float" office:value="0.101725260416667">
            <text:p>0.1</text:p>
          </table:table-cell>
          <table:table-cell table:style-name="ce7" office:value-type="float" office:value="0">
            <text:p>0</text:p>
          </table:table-cell>
          <table:table-cell table:style-name="ce7" table:formula="oooc:=[.A15]/(16*[.B15])" office:value-type="float" office:value="26.0416666666667">
            <text:p>26.04</text:p>
          </table:table-cell>
          <table:table-cell table:style-name="ce7" table:formula="oooc:=BASE([.I15];16;4)" office:value-type="string" office:string-value="001A">
            <text:p>001A</text:p>
          </table:table-cell>
          <table:table-cell table:style-name="ce7" table:formula="oooc:=FLOOR([.G15];1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48000000">
            <text:p>48.0E+006</text:p>
          </table:table-cell>
          <table:table-cell office:value-type="float" office:value="448000">
            <text:p>448000</text:p>
          </table:table-cell>
          <table:table-cell table:formula="oooc:=[.A16]/(16*FLOOR([.G16];1))" office:value-type="float" office:value="500000">
            <text:p>500000</text:p>
          </table:table-cell>
          <table:table-cell table:formula="oooc:=100 -([.B16]/[.C16]*100)" office:value-type="float" office:value="10.4">
            <text:p>10.4</text:p>
          </table:table-cell>
          <table:table-cell table:formula="oooc:=[.A16]/(16*256*[.B16])" office:value-type="float" office:value="0.0261579241071429">
            <text:p>0.03</text:p>
          </table:table-cell>
          <table:table-cell office:value-type="float" office:value="0">
            <text:p>0</text:p>
          </table:table-cell>
          <table:table-cell table:formula="oooc:=[.A16]/(16*[.B16])" office:value-type="float" office:value="6.69642857142857">
            <text:p>6.7</text:p>
          </table:table-cell>
          <table:table-cell table:formula="oooc:=BASE([.I16];16;4)" office:value-type="string" office:string-value="0006">
            <text:p>0006</text:p>
          </table:table-cell>
          <table:table-cell table:formula="oooc:=FLOOR([.G16];1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4000000">
            <text:p>24.0E+006</text:p>
          </table:table-cell>
          <table:table-cell office:value-type="float" office:value="2400">
            <text:p>2400</text:p>
          </table:table-cell>
          <table:table-cell table:formula="oooc:=[.A17]/(16*FLOOR([.G17];1))" office:value-type="float" office:value="2400">
            <text:p>2400</text:p>
          </table:table-cell>
          <table:table-cell table:formula="oooc:=100 -([.B17]/[.C17]*100)" office:value-type="float" office:value="0">
            <text:p>0</text:p>
          </table:table-cell>
          <table:table-cell table:formula="oooc:=[.A17]/(16*256*[.B17])" office:value-type="float" office:value="2.44140625">
            <text:p>2.44</text:p>
          </table:table-cell>
          <table:table-cell office:value-type="float" office:value="0">
            <text:p>0</text:p>
          </table:table-cell>
          <table:table-cell table:formula="oooc:=[.A17]/(16*[.B17])" office:value-type="float" office:value="625">
            <text:p>625</text:p>
          </table:table-cell>
          <table:table-cell table:formula="oooc:=BASE([.I17];16;4)" office:value-type="string" office:string-value="0271">
            <text:p>0271</text:p>
          </table:table-cell>
          <table:table-cell table:formula="oooc:=FLOOR([.G17];1)" office:value-type="float" office:value="625">
            <text:p>625</text:p>
          </table:table-cell>
          <table:table-cell table:number-columns-repeated="3"/>
        </table:table-row>
        <table:table-row table:style-name="ro1">
          <table:table-cell office:value-type="float" office:value="24000000">
            <text:p>24.0E+006</text:p>
          </table:table-cell>
          <table:table-cell office:value-type="float" office:value="4800">
            <text:p>4800</text:p>
          </table:table-cell>
          <table:table-cell table:formula="oooc:=[.A18]/(16*FLOOR([.G18];1))" office:value-type="float" office:value="4807.69230769231">
            <text:p>4807.69</text:p>
          </table:table-cell>
          <table:table-cell table:formula="oooc:=100 -([.B18]/[.C18]*100)" office:value-type="float" office:value="0.159999999999997">
            <text:p>0.16</text:p>
          </table:table-cell>
          <table:table-cell table:formula="oooc:=[.A18]/(16*256*[.B18])" office:value-type="float" office:value="1.220703125">
            <text:p>1.22</text:p>
          </table:table-cell>
          <table:table-cell office:value-type="float" office:value="0">
            <text:p>0</text:p>
          </table:table-cell>
          <table:table-cell table:formula="oooc:=[.A18]/(16*[.B18])" office:value-type="float" office:value="312.5">
            <text:p>312.5</text:p>
          </table:table-cell>
          <table:table-cell table:formula="oooc:=BASE([.I18];16;4)" office:value-type="string" office:string-value="0138">
            <text:p>0138</text:p>
          </table:table-cell>
          <table:table-cell table:formula="oooc:=FLOOR([.G18];1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float" office:value="24000000">
            <text:p>24.0E+006</text:p>
          </table:table-cell>
          <table:table-cell office:value-type="float" office:value="9600">
            <text:p>9600</text:p>
          </table:table-cell>
          <table:table-cell table:formula="oooc:=[.A19]/(16*FLOOR([.G19];1))" office:value-type="float" office:value="9615.38461538462">
            <text:p>9615.38</text:p>
          </table:table-cell>
          <table:table-cell table:formula="oooc:=100 -([.B19]/[.C19]*100)" office:value-type="float" office:value="0.159999999999997">
            <text:p>0.16</text:p>
          </table:table-cell>
          <table:table-cell table:formula="oooc:=[.A19]/(16*256*[.B19])" office:value-type="float" office:value="0.6103515625">
            <text:p>0.61</text:p>
          </table:table-cell>
          <table:table-cell office:value-type="float" office:value="0">
            <text:p>0</text:p>
          </table:table-cell>
          <table:table-cell table:formula="oooc:=[.A19]/(16*[.B19])" office:value-type="float" office:value="156.25">
            <text:p>156.25</text:p>
          </table:table-cell>
          <table:table-cell table:formula="oooc:=BASE([.I19];16;4)" office:value-type="string" office:string-value="009C">
            <text:p>009C</text:p>
          </table:table-cell>
          <table:table-cell table:formula="oooc:=FLOOR([.G19];1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float" office:value="24000000">
            <text:p>24.0E+006</text:p>
          </table:table-cell>
          <table:table-cell office:value-type="float" office:value="19200">
            <text:p>19200</text:p>
          </table:table-cell>
          <table:table-cell table:formula="oooc:=[.A20]/(16*FLOOR([.G20];1))" office:value-type="float" office:value="19230.7692307692">
            <text:p>19230.77</text:p>
          </table:table-cell>
          <table:table-cell table:formula="oooc:=100 -([.B20]/[.C20]*100)" office:value-type="float" office:value="0.159999999999997">
            <text:p>0.16</text:p>
          </table:table-cell>
          <table:table-cell table:formula="oooc:=[.A20]/(16*256*[.B20])" office:value-type="float" office:value="0.30517578125">
            <text:p>0.31</text:p>
          </table:table-cell>
          <table:table-cell office:value-type="float" office:value="0">
            <text:p>0</text:p>
          </table:table-cell>
          <table:table-cell table:formula="oooc:=[.A20]/(16*[.B20])" office:value-type="float" office:value="78.125">
            <text:p>78.13</text:p>
          </table:table-cell>
          <table:table-cell table:formula="oooc:=BASE([.I20];16;4)" office:value-type="string" office:string-value="004E">
            <text:p>004E</text:p>
          </table:table-cell>
          <table:table-cell table:formula="oooc:=FLOOR([.G20];1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4000000">
            <text:p>24.0E+006</text:p>
          </table:table-cell>
          <table:table-cell office:value-type="float" office:value="38400">
            <text:p>38400</text:p>
          </table:table-cell>
          <table:table-cell table:formula="oooc:=[.A21]/(16*FLOOR([.G21];1))" office:value-type="float" office:value="38461.5384615385">
            <text:p>38461.54</text:p>
          </table:table-cell>
          <table:table-cell table:formula="oooc:=100 -([.B21]/[.C21]*100)" office:value-type="float" office:value="0.159999999999997">
            <text:p>0.16</text:p>
          </table:table-cell>
          <table:table-cell table:formula="oooc:=[.A21]/(16*256*[.B21])" office:value-type="float" office:value="0.152587890625">
            <text:p>0.15</text:p>
          </table:table-cell>
          <table:table-cell office:value-type="float" office:value="0">
            <text:p>0</text:p>
          </table:table-cell>
          <table:table-cell table:formula="oooc:=[.A21]/(16*[.B21])" office:value-type="float" office:value="39.0625">
            <text:p>39.06</text:p>
          </table:table-cell>
          <table:table-cell table:formula="oooc:=BASE([.I21];16;4)" office:value-type="string" office:string-value="0027">
            <text:p>0027</text:p>
          </table:table-cell>
          <table:table-cell table:formula="oooc:=FLOOR([.G21];1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24000000">
            <text:p>24.0E+006</text:p>
          </table:table-cell>
          <table:table-cell office:value-type="float" office:value="56000">
            <text:p>56000</text:p>
          </table:table-cell>
          <table:table-cell table:formula="oooc:=[.A22]/(16*FLOOR([.G22];1))" office:value-type="float" office:value="57692.3076923077">
            <text:p>57692.31</text:p>
          </table:table-cell>
          <table:table-cell table:formula="oooc:=100 -([.B22]/[.C22]*100)" office:value-type="float" office:value="2.93333333333334">
            <text:p>2.93</text:p>
          </table:table-cell>
          <table:table-cell table:formula="oooc:=[.A22]/(16*256*[.B22])" office:value-type="float" office:value="0.104631696428571">
            <text:p>0.1</text:p>
          </table:table-cell>
          <table:table-cell office:value-type="float" office:value="0">
            <text:p>0</text:p>
          </table:table-cell>
          <table:table-cell table:formula="oooc:=[.A22]/(16*[.B22])" office:value-type="float" office:value="26.7857142857143">
            <text:p>26.79</text:p>
          </table:table-cell>
          <table:table-cell table:formula="oooc:=BASE([.I22];16;4)" office:value-type="string" office:string-value="001A">
            <text:p>001A</text:p>
          </table:table-cell>
          <table:table-cell table:formula="oooc:=FLOOR([.G22];1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24000000">
            <text:p>24.0E+006</text:p>
          </table:table-cell>
          <table:table-cell office:value-type="float" office:value="115200">
            <text:p>115200</text:p>
          </table:table-cell>
          <table:table-cell table:formula="oooc:=[.A23]/(16*FLOOR([.G23];1))" office:value-type="float" office:value="115384.615384615">
            <text:p>115384.62</text:p>
          </table:table-cell>
          <table:table-cell table:formula="oooc:=100 -([.B23]/[.C23]*100)" office:value-type="float" office:value="0.160000000000011">
            <text:p>0.16</text:p>
          </table:table-cell>
          <table:table-cell table:formula="oooc:=[.A23]/(16*256*[.B23])" office:value-type="float" office:value="0.0508626302083333">
            <text:p>0.05</text:p>
          </table:table-cell>
          <table:table-cell office:value-type="float" office:value="0">
            <text:p>0</text:p>
          </table:table-cell>
          <table:table-cell table:formula="oooc:=[.A23]/(16*[.B23])" office:value-type="float" office:value="13.0208333333333">
            <text:p>13.02</text:p>
          </table:table-cell>
          <table:table-cell table:formula="oooc:=BASE([.I23];16;4)" office:value-type="string" office:string-value="000D">
            <text:p>000D</text:p>
          </table:table-cell>
          <table:table-cell table:formula="oooc:=FLOOR([.G23];1)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24000000">
            <text:p>24.0E+006</text:p>
          </table:table-cell>
          <table:table-cell office:value-type="float" office:value="448000">
            <text:p>448000</text:p>
          </table:table-cell>
          <table:table-cell table:formula="oooc:=[.A24]/(16*FLOOR([.G24];1))" office:value-type="float" office:value="500000">
            <text:p>500000</text:p>
          </table:table-cell>
          <table:table-cell table:formula="oooc:=100 -([.B24]/[.C24]*100)" office:value-type="float" office:value="10.4">
            <text:p>10.4</text:p>
          </table:table-cell>
          <table:table-cell table:formula="oooc:=[.A24]/(16*256*[.B24])" office:value-type="float" office:value="0.0130789620535714">
            <text:p>0.01</text:p>
          </table:table-cell>
          <table:table-cell office:value-type="float" office:value="0">
            <text:p>0</text:p>
          </table:table-cell>
          <table:table-cell table:formula="oooc:=[.A24]/(16*[.B24])" office:value-type="float" office:value="3.34821428571429">
            <text:p>3.35</text:p>
          </table:table-cell>
          <table:table-cell table:formula="oooc:=BASE([.I24];16;4)" office:value-type="string" office:string-value="0003">
            <text:p>0003</text:p>
          </table:table-cell>
          <table:table-cell table:formula="oooc:=FLOOR([.G24];1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2000000">
            <text:p>12.0E+006</text:p>
          </table:table-cell>
          <table:table-cell office:value-type="float" office:value="2400">
            <text:p>2400</text:p>
          </table:table-cell>
          <table:table-cell table:formula="oooc:=[.A25]/(16*FLOOR([.G25];1))" office:value-type="float" office:value="2403.84615384615">
            <text:p>2403.85</text:p>
          </table:table-cell>
          <table:table-cell table:formula="oooc:=100 -([.B25]/[.C25]*100)" office:value-type="float" office:value="0.159999999999997">
            <text:p>0.16</text:p>
          </table:table-cell>
          <table:table-cell table:formula="oooc:=[.A25]/(16*256*[.B25])" office:value-type="float" office:value="1.220703125">
            <text:p>1.22</text:p>
          </table:table-cell>
          <table:table-cell office:value-type="float" office:value="0">
            <text:p>0</text:p>
          </table:table-cell>
          <table:table-cell table:formula="oooc:=[.A25]/(16*[.B25])" office:value-type="float" office:value="312.5">
            <text:p>312.5</text:p>
          </table:table-cell>
          <table:table-cell table:formula="oooc:=BASE([.I25];16;4)" office:value-type="string" office:string-value="0138">
            <text:p>0138</text:p>
          </table:table-cell>
          <table:table-cell table:formula="oooc:=FLOOR([.G25];1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float" office:value="12000000">
            <text:p>12.0E+006</text:p>
          </table:table-cell>
          <table:table-cell office:value-type="float" office:value="4800">
            <text:p>4800</text:p>
          </table:table-cell>
          <table:table-cell table:formula="oooc:=[.A26]/(16*FLOOR([.G26];1))" office:value-type="float" office:value="4807.69230769231">
            <text:p>4807.69</text:p>
          </table:table-cell>
          <table:table-cell table:formula="oooc:=100 -([.B26]/[.C26]*100)" office:value-type="float" office:value="0.159999999999997">
            <text:p>0.16</text:p>
          </table:table-cell>
          <table:table-cell table:formula="oooc:=[.A26]/(16*256*[.B26])" office:value-type="float" office:value="0.6103515625">
            <text:p>0.61</text:p>
          </table:table-cell>
          <table:table-cell office:value-type="float" office:value="0">
            <text:p>0</text:p>
          </table:table-cell>
          <table:table-cell table:formula="oooc:=[.A26]/(16*[.B26])" office:value-type="float" office:value="156.25">
            <text:p>156.25</text:p>
          </table:table-cell>
          <table:table-cell table:formula="oooc:=BASE([.I26];16;4)" office:value-type="string" office:string-value="009C">
            <text:p>009C</text:p>
          </table:table-cell>
          <table:table-cell table:formula="oooc:=FLOOR([.G26];1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float" office:value="12000000">
            <text:p>12.0E+006</text:p>
          </table:table-cell>
          <table:table-cell office:value-type="float" office:value="9600">
            <text:p>9600</text:p>
          </table:table-cell>
          <table:table-cell table:formula="oooc:=[.A27]/(16*FLOOR([.G27];1))" office:value-type="float" office:value="9615.38461538462">
            <text:p>9615.38</text:p>
          </table:table-cell>
          <table:table-cell table:formula="oooc:=100 -([.B27]/[.C27]*100)" office:value-type="float" office:value="0.159999999999997">
            <text:p>0.16</text:p>
          </table:table-cell>
          <table:table-cell table:formula="oooc:=[.A25]/(16*256*[.B27])" office:value-type="float" office:value="0.30517578125">
            <text:p>0.31</text:p>
          </table:table-cell>
          <table:table-cell office:value-type="float" office:value="0">
            <text:p>0</text:p>
          </table:table-cell>
          <table:table-cell table:formula="oooc:=[.A27]/(16*[.B27])" office:value-type="float" office:value="78.125">
            <text:p>78.13</text:p>
          </table:table-cell>
          <table:table-cell table:formula="oooc:=BASE([.I27];16;4)" office:value-type="string" office:string-value="004E">
            <text:p>004E</text:p>
          </table:table-cell>
          <table:table-cell table:formula="oooc:=FLOOR([.G27];1)" office:value-type="float" office:value="78">
            <text:p>78</text:p>
          </table:table-cell>
          <table:table-cell table:number-columns-repeated="3"/>
        </table:table-row>
        <table:table-row table:style-name="ro2">
          <table:table-cell table:style-name="ce5" office:value-type="float" office:value="12000000">
            <text:p>12.0E+006</text:p>
          </table:table-cell>
          <table:table-cell table:style-name="ce7" office:value-type="float" office:value="19200">
            <text:p>19200</text:p>
          </table:table-cell>
          <table:table-cell table:style-name="ce7" table:formula="oooc:=[.A28]/(16*FLOOR([.G28];1))" office:value-type="float" office:value="19230.7692307692">
            <text:p>19230.77</text:p>
          </table:table-cell>
          <table:table-cell table:style-name="ce7" table:formula="oooc:=100 -([.B28]/[.C28]*100)" office:value-type="float" office:value="0.159999999999997">
            <text:p>0.16</text:p>
          </table:table-cell>
          <table:table-cell table:style-name="ce7" table:formula="oooc:=[.A28]/(16*256*[.B28])" office:value-type="float" office:value="0.152587890625">
            <text:p>0.15</text:p>
          </table:table-cell>
          <table:table-cell table:style-name="ce7" office:value-type="float" office:value="0">
            <text:p>0</text:p>
          </table:table-cell>
          <table:table-cell table:style-name="ce7" table:formula="oooc:=[.A28]/(16*[.B28])" office:value-type="float" office:value="39.0625">
            <text:p>39.06</text:p>
          </table:table-cell>
          <table:table-cell table:style-name="ce7" table:formula="oooc:=BASE([.I28];16;4)" office:value-type="string" office:string-value="0027">
            <text:p>0027</text:p>
          </table:table-cell>
          <table:table-cell table:style-name="ce7" table:formula="oooc:=FLOOR([.G28];1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2000000">
            <text:p>12.0E+006</text:p>
          </table:table-cell>
          <table:table-cell office:value-type="float" office:value="38400">
            <text:p>38400</text:p>
          </table:table-cell>
          <table:table-cell table:formula="oooc:=[.A29]/(16*FLOOR([.G29];1))" office:value-type="float" office:value="39473.6842105263">
            <text:p>39473.68</text:p>
          </table:table-cell>
          <table:table-cell table:formula="oooc:=100 -([.B29]/[.C29]*100)" office:value-type="float" office:value="2.71999999999998">
            <text:p>2.72</text:p>
          </table:table-cell>
          <table:table-cell table:formula="oooc:=[.A29]/(16*256*[.B29])" office:value-type="float" office:value="0.0762939453125">
            <text:p>0.08</text:p>
          </table:table-cell>
          <table:table-cell office:value-type="float" office:value="0">
            <text:p>0</text:p>
          </table:table-cell>
          <table:table-cell table:formula="oooc:=[.A29]/(16*[.B29])" office:value-type="float" office:value="19.53125">
            <text:p>19.53</text:p>
          </table:table-cell>
          <table:table-cell table:formula="oooc:=BASE([.I29];16;4)" office:value-type="string" office:string-value="0013">
            <text:p>0013</text:p>
          </table:table-cell>
          <table:table-cell table:formula="oooc:=FLOOR([.G29];1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12000000">
            <text:p>12.0E+006</text:p>
          </table:table-cell>
          <table:table-cell office:value-type="float" office:value="56000">
            <text:p>56000</text:p>
          </table:table-cell>
          <table:table-cell table:formula="oooc:=[.A30]/(16*FLOOR([.G30];1))" office:value-type="float" office:value="57692.3076923077">
            <text:p>57692.31</text:p>
          </table:table-cell>
          <table:table-cell table:formula="oooc:=100 -([.B30]/[.C30]*100)" office:value-type="float" office:value="2.93333333333334">
            <text:p>2.93</text:p>
          </table:table-cell>
          <table:table-cell table:formula="oooc:=[.A30]/(16*256*[.B30])" office:value-type="float" office:value="0.0523158482142857">
            <text:p>0.05</text:p>
          </table:table-cell>
          <table:table-cell office:value-type="float" office:value="0">
            <text:p>0</text:p>
          </table:table-cell>
          <table:table-cell table:formula="oooc:=[.A30]/(16*[.B30])" office:value-type="float" office:value="13.3928571428571">
            <text:p>13.39</text:p>
          </table:table-cell>
          <table:table-cell table:formula="oooc:=BASE([.I30];16;4)" office:value-type="string" office:string-value="000D">
            <text:p>000D</text:p>
          </table:table-cell>
          <table:table-cell table:formula="oooc:=FLOOR([.G30];1)"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style-name="ce5" office:value-type="float" office:value="12000000">
            <text:p>12.0E+006</text:p>
          </table:table-cell>
          <table:table-cell table:style-name="ce7" office:value-type="float" office:value="115200">
            <text:p>115200</text:p>
          </table:table-cell>
          <table:table-cell table:style-name="ce7" table:formula="oooc:=[.A31]/(16*FLOOR([.G31];1))" office:value-type="float" office:value="125000">
            <text:p>125000</text:p>
          </table:table-cell>
          <table:table-cell table:style-name="ce7" table:formula="oooc:=100 -([.B31]/[.C31]*100)" office:value-type="float" office:value="7.84">
            <text:p>7.84</text:p>
          </table:table-cell>
          <table:table-cell table:style-name="ce7" table:formula="oooc:=[.A31]/(16*256*[.B31])" office:value-type="float" office:value="0.0254313151041667">
            <text:p>0.03</text:p>
          </table:table-cell>
          <table:table-cell table:style-name="ce7" office:value-type="float" office:value="0">
            <text:p>0</text:p>
          </table:table-cell>
          <table:table-cell table:style-name="ce7" table:formula="oooc:=[.A31]/(16*[.B31])" office:value-type="float" office:value="6.51041666666667">
            <text:p>6.51</text:p>
          </table:table-cell>
          <table:table-cell table:style-name="ce7" table:formula="oooc:=BASE([.I31];16;4)" office:value-type="string" office:string-value="0006">
            <text:p>0006</text:p>
          </table:table-cell>
          <table:table-cell table:style-name="ce7" table:formula="oooc:=FLOOR([.G31];1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2000000">
            <text:p>12.0E+006</text:p>
          </table:table-cell>
          <table:table-cell office:value-type="float" office:value="448000">
            <text:p>448000</text:p>
          </table:table-cell>
          <table:table-cell table:formula="oooc:=[.A32]/(16*FLOOR([.G32];1))" office:value-type="float" office:value="750000">
            <text:p>750000</text:p>
          </table:table-cell>
          <table:table-cell table:formula="oooc:=100 -([.B32]/[.C32]*100)" office:value-type="float" office:value="40.2666666666667">
            <text:p>40.27</text:p>
          </table:table-cell>
          <table:table-cell table:formula="oooc:=[.A32]/(16*256*[.B32])" office:value-type="float" office:value="0.00653948102678571">
            <text:p>0.01</text:p>
          </table:table-cell>
          <table:table-cell office:value-type="float" office:value="0">
            <text:p>0</text:p>
          </table:table-cell>
          <table:table-cell table:formula="oooc:=[.A32]/(16*[.B32])" office:value-type="float" office:value="1.67410714285714">
            <text:p>1.67</text:p>
          </table:table-cell>
          <table:table-cell table:formula="oooc:=BASE([.I32];16;4)" office:value-type="string" office:string-value="0001">
            <text:p>0001</text:p>
          </table:table-cell>
          <table:table-cell table:formula="oooc:=FLOOR([.G32];1)"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6"/>
          <table:table-cell table:number-columns-repeated="11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2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5">07/05/2008</text:date>, <text:time>14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K Wilson</meta:initial-creator>
    <meta:creation-date>2008-07-02T17:00:58</meta:creation-date>
    <dc:creator>K Wilson</dc:creator>
    <dc:date>2008-07-05T14:11:13</dc:date>
    <meta:editing-cycles>7</meta:editing-cycles>
    <meta:editing-duration>PT49M11S</meta:editing-duration>
    <meta:user-defined meta:name="Info 1"/>
    <meta:user-defined meta:name="Info 2"/>
    <meta:user-defined meta:name="Info 3"/>
    <meta:user-defined meta:name="Info 4"/>
    <meta:document-statistic meta:table-count="3" meta:cell-count="233"/>
  </office:meta>
</office:document-meta>
</file>